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e7689" officeooo:paragraph-rsid="001e7689"/>
    </style:style>
    <style:style style:name="P2" style:family="paragraph" style:parent-style-name="Preformatted_20_Text">
      <style:text-properties officeooo:rsid="001e7c9c" officeooo:paragraph-rsid="001e7c9c"/>
    </style:style>
    <style:style style:name="P3" style:family="paragraph" style:parent-style-name="Preformatted_20_Text">
      <style:text-properties officeooo:rsid="001eafea" officeooo:paragraph-rsid="001eafea"/>
    </style:style>
    <style:style style:name="T1" style:family="text">
      <style:text-properties officeooo:rsid="001ea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hings to practice in SQL:</text:p>
      <text:p text:style-name="Preformatted_20_Text"><text:tab/>- Statements for working with fields in a table/database</text:p>
      <text:p text:style-name="Preformatted_20_Text"><text:tab/>- Statements for working with databases (copying, updating, etc.)</text:p>
      <text:p text:style-name="Preformatted_20_Text"><text:tab/>- SQL Arithmetic, and Operators (Logical and otherwise)</text:p>
      <text:p text:style-name="Preformatted_20_Text"/>
      <text:p text:style-name="Preformatted_20_Text"/>
      <text:p text:style-name="Preformatted_20_Text"/>
      <text:p text:style-name="P3">Things to practice:</text:p>
      <text:p text:style-name="P1"><text:tab/><text:a xlink:type="simple" xlink:href="http://www.hackerrank.com/" text:style-name="Internet_20_link" text:visited-style-name="Visited_20_Internet_20_Link">www.hackerrank.com</text:a></text:p>
      <text:p text:style-name="P1"><text:tab/>Challenges</text:p>
      <text:p text:style-name="P1"/>
      <text:p text:style-name="P1"/>
      <text:p text:style-name="P2">Jav<text:span text:style-name="T1">a:</text:span></text:p>
      <text:p text:style-name="P2"><text:tab/>- Facebook frontpage, and examples of GUI being used</text:p>
      <text:p text:style-name="P2"/>
      <text:p text:style-name="P2"/>
      <text:p text:style-name="Preformatted_20_Text"><text:tab/></text:p>
      <text:p text:style-name="Preformatted_20_Text"><text:tab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20:30:51.588030384</dc:date>
    <meta:editing-duration>PT7M38S</meta:editing-duration>
    <meta:editing-cycles>3</meta:editing-cycles>
    <meta:generator>LibreOffice/6.0.1.1$Linux_X86_64 LibreOffice_project/00m0$Build-1</meta:generator>
    <meta:document-statistic meta:table-count="0" meta:image-count="0" meta:object-count="0" meta:page-count="1" meta:paragraph-count="11" meta:word-count="46" meta:character-count="314" meta:non-whitespace-character-count="269"/>
  </office:meta>
</office:document-meta>
</file>